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Projet Base de Données Multimédia:</text:p>
      <text:p text:style-name="P1"/>
      <text:p text:style-name="P1"/>
      <text:p text:style-name="P1"/>
      <text:p text:style-name="P1"/>
      <text:p text:style-name="P1"/>
      <text:p text:style-name="P2">Objectif :</text:p>
      <text:p text:style-name="P3"/>
      <text:p text:style-name="P3"><text:tab/>Répertorier l'ensemble des joueurs de l'histoire du Fc Barcelone dans une base de données.</text:p>
      <text:p text:style-name="P3">Une recherche sur la base renverra des informations sur le joueur en question (photos, vidéos d'actions, texte descriptif sur le joueur → fortement inspiré de wikipédia)</text:p>
      <text:p text:style-name="P3"/>
      <text:p text:style-name="P3">Pour commencer nous mettrons uniquement les joueurs de cette année (2014-2015) puis les 5 dernières années, puis …</text:p>
      <text:p text:style-name="P3"/>
      <text:p text:style-name="Standard"><text:span text:style-name="T1">→ Pouvoir faire une recherche sur les joueurs et demander par exemple </text:span></text:p>
      <text:p text:style-name="Standard"><text:span text:style-name="T1"><text:tab/>" Est ce que Messi a joué avec Iniesta ? " </text:span></text:p>
      <text:p text:style-name="P3">La base devra en cas de réponse positive renvoyée le une photo où les deux joueurs se trouve grâce à de le reconnaissance de visage !</text:p>
      <text:p text:style-name="P3"/>
      <text:p text:style-name="P3">Nom :</text:p>
      <text:p text:style-name="P3"><text:tab/>MATYSIAK Pierre – OUHMICH Farid</text:p>
      <text:p text:style-name="P3"/>
      <text:p text:style-name="P3">Nom de l'équipe : </text:p>
      <text:p text:style-name="P4"><text:span text:style-name="T1">Les Blaugra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8:50:41</meta:creation-date>
    <dc:date>2015-02-06T09:13:05</dc:date>
    <meta:editing-duration>PT12M3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2" meta:word-count="127" meta:character-count="733" meta:non-whitespace-character-count="612"/>
  </office:meta>
</office:document-meta>
</file>